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8183" officeooo:paragraph-rsid="000c81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flichtenhef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pt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09:15:56.971000000</meta:creation-date>
    <dc:date>2015-04-30T09:16:19.954000000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4.3.6.2$Windows_x86 LibreOffice_project/d50a87b2e514536ed401c18000dad4660b6a169e</meta:generator>
  </office:meta>
</office:document-meta>
</file>